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unito" svg:font-family="Nunito, Twemoji, 'Apple Color Emoji', 'Segoe UI Emoji', Arial, Helvetica, sans-serif,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7605f" officeooo:paragraph-rsid="0017605f"/>
    </style:style>
    <style:style style:name="P4" style:family="paragraph" style:parent-style-name="Standard">
      <style:text-properties fo:font-weight="bold" officeooo:rsid="0017605f" officeooo:paragraph-rsid="0017b8da" style:font-weight-asian="bold" style:font-weight-complex="bold"/>
    </style:style>
    <style:style style:name="P5" style:family="paragraph" style:parent-style-name="Standard">
      <style:text-properties fo:font-weight="bold" officeooo:rsid="0017b8da" officeooo:paragraph-rsid="0017b8da" style:font-weight-asian="bold" style:font-weight-complex="bold"/>
    </style:style>
    <style:style style:name="P6" style:family="paragraph" style:parent-style-name="Standard">
      <style:text-properties officeooo:rsid="00246426" officeooo:paragraph-rsid="00246426"/>
    </style:style>
    <style:style style:name="P7" style:family="paragraph" style:parent-style-name="Standard">
      <style:text-properties fo:font-weight="bold" officeooo:rsid="0017605f" officeooo:paragraph-rsid="0017605f" style:font-weight-asian="bold" style:font-weight-complex="bold"/>
    </style:style>
    <style:style style:name="P8" style:family="paragraph" style:parent-style-name="Standard">
      <style:text-properties fo:font-weight="bold" officeooo:rsid="004671f2" officeooo:paragraph-rsid="004671f2" style:font-weight-asian="bold" style:font-weight-complex="bold"/>
    </style:style>
    <style:style style:name="P9" style:family="paragraph" style:parent-style-name="Standard">
      <style:text-properties fo:font-weight="bold" officeooo:rsid="005505e7" officeooo:paragraph-rsid="005505e7" style:font-weight-asian="bold" style:font-weight-complex="bold"/>
    </style:style>
    <style:style style:name="P10" style:family="paragraph" style:parent-style-name="Standard">
      <style:text-properties fo:font-weight="bold" officeooo:rsid="0057e346" officeooo:paragraph-rsid="0057e346" style:font-weight-asian="bold" style:font-weight-complex="bold"/>
    </style:style>
    <style:style style:name="P11" style:family="paragraph" style:parent-style-name="Standard">
      <style:text-properties officeooo:rsid="0017605f" officeooo:paragraph-rsid="0017605f"/>
    </style:style>
    <style:style style:name="P12" style:family="paragraph" style:parent-style-name="Standard">
      <style:text-properties officeooo:rsid="0017605f" officeooo:paragraph-rsid="00176de4"/>
    </style:style>
    <style:style style:name="P13" style:family="paragraph" style:parent-style-name="Standard">
      <style:text-properties officeooo:rsid="0016ac4c" officeooo:paragraph-rsid="0016ac4c"/>
    </style:style>
    <style:style style:name="P14" style:family="paragraph" style:parent-style-name="Standard">
      <style:text-properties officeooo:rsid="0016ac4c" officeooo:paragraph-rsid="002a1333"/>
    </style:style>
    <style:style style:name="P15" style:family="paragraph" style:parent-style-name="Standard">
      <style:text-properties officeooo:rsid="0016ac4c" officeooo:paragraph-rsid="00429d27"/>
    </style:style>
    <style:style style:name="P16" style:family="paragraph" style:parent-style-name="Standard">
      <style:text-properties officeooo:rsid="0016ac4c" officeooo:paragraph-rsid="005505e7"/>
    </style:style>
    <style:style style:name="P17" style:family="paragraph" style:parent-style-name="Standard">
      <style:text-properties officeooo:rsid="002a1333" officeooo:paragraph-rsid="002a1333"/>
    </style:style>
    <style:style style:name="P18" style:family="paragraph" style:parent-style-name="Standard">
      <style:text-properties officeooo:rsid="002a1333" officeooo:paragraph-rsid="00325b5d"/>
    </style:style>
    <style:style style:name="P19" style:family="paragraph" style:parent-style-name="Standard">
      <style:text-properties officeooo:rsid="002ce01b" officeooo:paragraph-rsid="002ce01b"/>
    </style:style>
    <style:style style:name="P20" style:family="paragraph" style:parent-style-name="Standard">
      <style:text-properties officeooo:rsid="002ce01b" officeooo:paragraph-rsid="0035a245"/>
    </style:style>
    <style:style style:name="P21" style:family="paragraph" style:parent-style-name="Standard">
      <style:text-properties officeooo:rsid="00308dbe" officeooo:paragraph-rsid="0016ac4c"/>
    </style:style>
    <style:style style:name="P22" style:family="paragraph" style:parent-style-name="Standard">
      <style:text-properties officeooo:rsid="00308dbe" officeooo:paragraph-rsid="00308dbe"/>
    </style:style>
    <style:style style:name="P23" style:family="paragraph" style:parent-style-name="Standard">
      <style:text-properties officeooo:rsid="00308dbe" officeooo:paragraph-rsid="0033bba0"/>
    </style:style>
    <style:style style:name="P24" style:family="paragraph" style:parent-style-name="Standard">
      <style:text-properties officeooo:rsid="003bf63b" officeooo:paragraph-rsid="003bf63b"/>
    </style:style>
    <style:style style:name="P25" style:family="paragraph" style:parent-style-name="Standard">
      <style:text-properties officeooo:rsid="00207c5b" officeooo:paragraph-rsid="004671f2"/>
    </style:style>
    <style:style style:name="P26" style:family="paragraph" style:parent-style-name="Standard">
      <style:text-properties officeooo:rsid="005505e7" officeooo:paragraph-rsid="005505e7"/>
    </style:style>
    <style:style style:name="P27" style:family="paragraph" style:parent-style-name="Standard">
      <style:text-properties officeooo:rsid="005505e7" officeooo:paragraph-rsid="006b8301"/>
    </style:style>
    <style:style style:name="P28" style:family="paragraph" style:parent-style-name="Standard">
      <style:text-properties officeooo:rsid="0057e346" officeooo:paragraph-rsid="0057e346"/>
    </style:style>
    <style:style style:name="P29" style:family="paragraph" style:parent-style-name="Standard">
      <style:text-properties officeooo:rsid="0057e346" officeooo:paragraph-rsid="005994a6"/>
    </style:style>
    <style:style style:name="P30" style:family="paragraph" style:parent-style-name="Standard">
      <style:text-properties officeooo:rsid="0057e346" officeooo:paragraph-rsid="00605134"/>
    </style:style>
    <style:style style:name="P31" style:family="paragraph" style:parent-style-name="Standard">
      <style:text-properties officeooo:rsid="0060517c" officeooo:paragraph-rsid="0060517c"/>
    </style:style>
    <style:style style:name="P32" style:family="paragraph" style:parent-style-name="Standard">
      <style:text-properties officeooo:rsid="0065693d" officeooo:paragraph-rsid="0065693d"/>
    </style:style>
    <style:style style:name="P33" style:family="paragraph" style:parent-style-name="Standard">
      <style:text-properties officeooo:rsid="006b8301" officeooo:paragraph-rsid="006b8301"/>
    </style:style>
    <style:style style:name="P34" style:family="paragraph" style:parent-style-name="Standard">
      <style:text-properties officeooo:rsid="0073ba34" officeooo:paragraph-rsid="0073ba34"/>
    </style:style>
    <style:style style:name="P35" style:family="paragraph" style:parent-style-name="Standard">
      <style:text-properties officeooo:rsid="00794509" officeooo:paragraph-rsid="007bdfdd"/>
    </style:style>
    <style:style style:name="P36" style:family="paragraph" style:parent-style-name="Standard">
      <style:text-properties officeooo:rsid="007af49b" officeooo:paragraph-rsid="007af49b"/>
    </style:style>
    <style:style style:name="P37" style:family="paragraph" style:parent-style-name="Standard">
      <style:text-properties officeooo:rsid="007cf294" officeooo:paragraph-rsid="007cf294"/>
    </style:style>
    <style:style style:name="P38" style:family="paragraph" style:parent-style-name="Standard">
      <style:text-properties officeooo:rsid="00803337" officeooo:paragraph-rsid="00803337"/>
    </style:style>
    <style:style style:name="P39" style:family="paragraph" style:parent-style-name="Standard">
      <style:text-properties officeooo:rsid="0081d8df" officeooo:paragraph-rsid="0081d8df"/>
    </style:style>
    <style:style style:name="P40" style:family="paragraph" style:parent-style-name="Standard">
      <style:text-properties officeooo:rsid="008cb067" officeooo:paragraph-rsid="008cb067"/>
    </style:style>
    <style:style style:name="P41" style:family="paragraph" style:parent-style-name="Standard">
      <style:paragraph-properties fo:break-before="page"/>
      <style:text-properties officeooo:rsid="002a1333" officeooo:paragraph-rsid="002a1333"/>
    </style:style>
    <style:style style:name="T1" style:family="text">
      <style:text-properties fo:font-weight="bold" style:font-weight-asian="bold" style:font-weight-complex="bold"/>
    </style:style>
    <style:style style:name="T2" style:family="text">
      <style:text-properties fo:font-weight="bold" officeooo:rsid="005994a6" style:font-weight-asian="bold" style:font-weight-complex="bold"/>
    </style:style>
    <style:style style:name="T3" style:family="text">
      <style:text-properties officeooo:rsid="002a1333"/>
    </style:style>
    <style:style style:name="T4" style:family="text">
      <style:text-properties officeooo:rsid="002ad0b8"/>
    </style:style>
    <style:style style:name="T5" style:family="text">
      <style:text-properties officeooo:rsid="002e0b67"/>
    </style:style>
    <style:style style:name="T6" style:family="text">
      <style:text-properties officeooo:rsid="00308dbe"/>
    </style:style>
    <style:style style:name="T7" style:family="text">
      <style:text-properties officeooo:rsid="00319892"/>
    </style:style>
    <style:style style:name="T8" style:family="text">
      <style:text-properties officeooo:rsid="00325b5d"/>
    </style:style>
    <style:style style:name="T9" style:family="text">
      <style:text-properties officeooo:rsid="0033bba0"/>
    </style:style>
    <style:style style:name="T10" style:family="text">
      <style:text-properties officeooo:rsid="0035a245"/>
    </style:style>
    <style:style style:name="T11" style:family="text">
      <style:text-properties officeooo:rsid="004465c8"/>
    </style:style>
    <style:style style:name="T12" style:family="text">
      <style:text-properties officeooo:rsid="00469d75"/>
    </style:style>
    <style:style style:name="T13" style:family="text">
      <style:text-properties officeooo:rsid="004f87f2"/>
    </style:style>
    <style:style style:name="T14" style:family="text">
      <style:text-properties officeooo:rsid="0057e346"/>
    </style:style>
    <style:style style:name="T15" style:family="text">
      <style:text-properties officeooo:rsid="005994a6"/>
    </style:style>
    <style:style style:name="T16" style:family="text">
      <style:text-properties officeooo:rsid="005b947a"/>
    </style:style>
    <style:style style:name="T17" style:family="text">
      <style:text-properties officeooo:rsid="00605134"/>
    </style:style>
    <style:style style:name="T18" style:family="text">
      <style:text-properties officeooo:rsid="00635c1c"/>
    </style:style>
    <style:style style:name="T19" style:family="text">
      <style:text-properties officeooo:rsid="0065b739"/>
    </style:style>
    <style:style style:name="T20" style:family="text">
      <style:text-properties officeooo:rsid="0068d3ea"/>
    </style:style>
    <style:style style:name="T21" style:family="text">
      <style:text-properties officeooo:rsid="006d315d"/>
    </style:style>
    <style:style style:name="T22" style:family="text">
      <style:text-properties officeooo:rsid="0070c2e2"/>
    </style:style>
    <style:style style:name="T23" style:family="text">
      <style:text-properties officeooo:rsid="0072311b"/>
    </style:style>
    <style:style style:name="T24" style:family="text">
      <style:text-properties officeooo:rsid="0075a8ee"/>
    </style:style>
    <style:style style:name="T25" style:family="text">
      <style:text-properties officeooo:rsid="00794509"/>
    </style:style>
    <style:style style:name="T26" style:family="text">
      <style:text-properties officeooo:rsid="007af49b"/>
    </style:style>
    <style:style style:name="T27" style:family="text">
      <style:text-properties officeooo:rsid="007e926e"/>
    </style:style>
    <style:style style:name="T28" style:family="text">
      <style:text-properties officeooo:rsid="0087a290"/>
    </style:style>
    <style:style style:name="T29" style:family="text">
      <style:text-properties officeooo:rsid="008b9d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ntroduction</text:span></text:p>
      <text:p text:style-name="P1"/>
      <text:p text:style-name="P14">This project <text:span text:style-name="T3">has</text:span> <text:span text:style-name="T3">aimed to answer how technically feasible</text:span> <text:span text:style-name="T3">it is to</text:span> <text:span text:style-name="T3">reconstruct</text:span> a <text:span text:style-name="T3">a real-life </text:span>city <text:span text:style-name="T4">in 3D</text:span> from OpenStreetMap road and building data. <text:span text:style-name="T3">We will specifically focus on how feasible it is to generate pedestrian footpaths from OpenStreetMap data.</text:span></text:p>
      <text:p text:style-name="P21"/>
      <text:p text:style-name="P22">Virtual cities has since long been a popular research topic in the field of computer visualization. The idea of recreating real world cities in 3D applications has a growing number of applications, including visualization and modeling, urban planning and architecture, as well as media and entertainment in the form of video games and 3D animation. </text:p>
      <text:p text:style-name="P1"/>
      <text:p text:style-name="P15">The last decade has seen multiple startups in the area of procedural software for urban architecture. Some of the most prominent examples are ArcGIS Pro, CityEngine and Urban Canvas. Such software uses procedural models to render a city grid based on real-world locations, or generate new grids and features based on user-specified parameters, and allow for varying degrees of manual editing on grid, road, neighborhood, city block or individual feature level. </text:p>
      <text:p text:style-name="P1"/>
      <text:p text:style-name="P20"><text:span text:style-name="T10">But even modern videogames use methods that stem from the field of v</text:span>irtual city reproduction. In Cities Skylines you use an interface to define your own city grid and zoning constraints, and the program will generate a 3D representation of a virtual city that meets your requirements.</text:p>
      <text:p text:style-name="P19"/>
      <text:p text:style-name="P19">Whereas in Grand Theft Auto you navigate your avatar through a virtual city that has been premade, <text:span text:style-name="T6">using assets</text:span> by the game’s modelers and <text:span text:style-name="T6">constraints made by the </text:span>designer<text:span text:style-name="T6">s</text:span>. <text:span text:style-name="T5">Characters and cars in the game can plan out their own goals and use the larger city grid as well as finer details in the city geometry to navigate there.</text:span></text:p>
      <text:p text:style-name="P1"/>
      <text:p text:style-name="P23">Traditionally, modeling <text:span text:style-name="T7">cities at this scale requires the use of procedural methods </text:span></text:p>
      <text:p text:style-name="P23"><text:span text:style-name="T9">These are a large set of generatative algorithmss that r</text:span>ely on the availability of <text:span text:style-name="T9">map data</text:span>, which serves as the initial input to the procedure of model generation and placement. <text:span text:style-name="T9">This can be any</text:span> form of map features, from terrain to road networks and buildings, <text:span text:style-name="T9">and are usually served</text:span> as a list of polygons with points as world coordinates.</text:p>
      <text:p text:style-name="P1"/>
      <text:p text:style-name="P17">Because such services usually focus on replicating the OpenStreetMap data <text:span text:style-name="T7">1:1</text:span>, they do not account for <text:span text:style-name="T7">errors in precision.</text:span></text:p>
      <text:p text:style-name="P17"/>
      <text:p text:style-name="P18"><text:span text:style-name="T8">Real world maps always have a maximum limit on their accuracy</text:span> due to <text:span text:style-name="T8">tolrance</text:span> limits in measuring techniques. <text:span text:style-name="T8">In the case of OpenStreetMap, where end user have contributed the large bulk of data, the data is often acquired by manual tracing features on other online map sercies such as Bing maps and Google maps. This means that the positional error in the OpenStreetMap dataset largely stems from the accuracy of satellite imagery, which is typically in the order of a few meters.</text:span></text:p>
      <text:p text:style-name="P17"/>
      <text:p text:style-name="P17"><text:span text:style-name="T9">Why do we want to minimize the positional error? Here is a picture will examples from a</text:span> 3D reconstruction of the Stockholm road map, with clearly visible geometric errors. <text:span text:style-name="T8">You can see</text:span> firstly a healthy intersection with main car roads, sidewalks and pedestrian crossings. <text:span text:style-name="T8">Then</text:span> a city segment where roads have been placed so they overlap with existing buildings due to insufficient data precision, <text:span text:style-name="T8">then</text:span> a case where road<text:span text:style-name="T7">s </text:span>overlap with each other <text:s/><text:span text:style-name="T8">a</text:span>nd lastly an intersection where the road geometry twists and self-intersects in strange ways due to invalid source data. <text:span text:style-name="T8">These are all forms of error that can arise due to insufficient measuring precision. Apart from being disturbing in a 3D visualization context, they could also lead to inaccuracies in localization or path-finding methods.</text:span></text:p>
      <text:p text:style-name="P1"/>
      <text:p text:style-name="P1"><text:span text:style-name="T11">As you can see here, it turns out that within this context,</text:span> footpaths <text:span text:style-name="T11">have a rather unique character.</text:span>. Walkways in parks appear to grow much more organically, and pavements form rough grid systems <text:soft-page-break/>with organic branches that bridge over city blocks. <text:span text:style-name="T11">Since very little research has been made in rendering footpaths in particular, I chose to focus on them specifically.</text:span></text:p>
      <text:p text:style-name="P1"/>
      <text:p text:style-name="P7">Related work</text:p>
      <text:p text:style-name="P1"/>
      <text:p text:style-name="P6">Mostly based around Fan et al</text:p>
      <text:p text:style-name="P3"/>
      <text:p text:style-name="P10">Geodata precision study</text:p>
      <text:p text:style-name="P28"/>
      <text:p text:style-name="P36">Our goal here is to obtain an estmiate of the positional accuracy, and we will do so by looking at the distance between points of the same building’s two different representations.</text:p>
      <text:p text:style-name="P28"/>
      <text:p text:style-name="P35">First we have to find a mapping between <text:span text:style-name="T26">building</text:span> in the OpenStreetMap dataset and the reference dataset. <text:span text:style-name="T26">This is not as straight forward as it may sound because feature representation might be different between the maps. They may have different policies for what buildings to include and how to subdivide larger buildings into plots. This type of semantic error means some buildings might not appear at all in either datasets, or some could be represented as many smaller buildings in the other dataset.</text:span></text:p>
      <text:p text:style-name="P35"/>
      <text:p text:style-name="P30"><text:span text:style-name="T25">A feature </text:span>map was found, which mapped individual features between the OSM dataset and a reference dataset. A program then took matching building pairs and extracted matching geometrical points after first <text:span text:style-name="T17">creating simplified versions of</text:span> the polygons <text:span text:style-name="T17">that still retain information about the rough features, </text:span>using the Douglas-Peucker algorithm. The idea behind Douglas-Peucker is to recursively divide a polyline. <text:span text:style-name="T17">I</text:span>t refines the line segments <text:span text:style-name="T17">of a polyline</text:span>, and proceeds to do so until a line segment is found, where every point in between <text:span text:style-name="T17">the endpoints </text:span>have a <text:span text:style-name="T17">perpenduclar </text:span>distance to the line segment that is smaller than some resolution. Then <text:span text:style-name="T17">the endpoints</text:span> are added to the simplified polyline, and all nodes in between them are discarded.</text:p>
      <text:p text:style-name="P30"/>
      <text:p text:style-name="P31"><text:span text:style-name="T18">T</text:span>he next step is to obtain the OMBRs of the reduced polygons, and for both polygons find the edges that coincide with the edges of the OMBRs. These edges are corresponding, and thus their end vertices form a matching vertex map between the original polygons.</text:p>
      <text:p text:style-name="P31"/>
      <text:p text:style-name="P31"><text:span text:style-name="T18">O</text:span>nce all buildings have been gone over, <text:span text:style-name="T14">the average distance between all matching points was taken as a measure of the positional accuracy.</text:span></text:p>
      <text:p text:style-name="P28"/>
      <text:p text:style-name="P29">Additionally, a number of auxiliary calculations were needed to estimate the error boundary of the positional accuracy.</text:p>
      <text:p text:style-name="P29"/>
      <text:p text:style-name="P29">The <text:span text:style-name="T1">completeness</text:span> of the OSM dataset (a measure of how many features are represented in both the OSM dataset and the reference dataset) was calculated as the relative difference in area of all building footprints, between the two datasets. <text:span text:style-name="T20">If two buildings were overlapping by more than 30%, they can be assumed to be the same.</text:span></text:p>
      <text:p text:style-name="P29"/>
      <text:p text:style-name="P29"><text:span text:style-name="T15">Th</text:span>e <text:span text:style-name="T2">s</text:span><text:span text:style-name="T1">hape accuracy</text:span> of the OSM dataset has also been calculated and graphed as an extra verification of the similarity between the datasets. <text:span text:style-name="T16">The shape accuracy relies on the polygon turning function that </text:span>measures the cumulative angle of the polygon’s counter-clockwise tangent, as a function of the cumulative normalized length.</text:p>
      <text:p text:style-name="P3"/>
      <text:p text:style-name="P9">Overlap study</text:p>
      <text:p text:style-name="P26"/>
      <text:p text:style-name="P27">Once the positional error estimate was obtained from the precision study, it was used to assess the integrity of the OSM Stockholm road network. This was done by firstly locating critical points <text:soft-page-break/>where assigning standard widths to the roads would cause collision with other features, and then evaluating how many of those points could be eliminated by making adjustments within the found margin of error.</text:p>
      <text:p text:style-name="P27"/>
      <text:p text:style-name="P33">Each road was assigned a<text:span text:style-name="T19"> standard width </text:span>depending on its classification in OpenStreetMan,<text:span text:style-name="T19"> according to the Swedish Transport Administration.</text:span></text:p>
      <text:p text:style-name="P27"/>
      <text:p text:style-name="P27"><text:s/>After the width assignment, a program iterated over all features and calculated how many of them that show overlap with any other feature, as well as the total length of the road polylines that is intersecting some other feature. Finally, the program calculated how many of these colliding features that can be corrected by making adjustments that are within the positional accuracy of the <text:span text:style-name="T21">OpenStreetMap</text:span> data, as obtained by the geodata precision study.</text:p>
      <text:p text:style-name="P26"/>
      <text:p text:style-name="P32">The Projected Line Segment Distance (PLSD) algorithm is an extended version of the Line Segment Distance (LSD) algorithm. Whereas LSD simply measures the distance between the two absolute closest points on two line segments, PLSD will yield the distance of the shortest vector v between line segments ea and eb , with the condition that v is perpendicular to the tangent of ea.</text:p>
      <text:p text:style-name="P32">In the Feature Overlap algorithm, using the same notation as in section 4.2.2, PLSD takes ea to be the current edge of road feature A, and eb to be the current edge of feature B (road or building).</text:p>
      <text:p text:style-name="P16"/>
      <text:p text:style-name="P8">Notes</text:p>
      <text:p text:style-name="P1"/>
      <text:p text:style-name="P25"><text:span text:style-name="T12">For all methods that involved iterating over pairs of buildings, I used a prebuilt geometric hashmap. This took the complexity down from n^2 and speeded up calcluations considerably. Lay out a 2D grid and for every building, only step through the buildings or roads that fall in the same hash blocks as the one we are currently standing on. The key is that a building or road can be in several hash blocks.</text:span></text:p>
      <text:p text:style-name="P1"/>
      <text:p text:style-name="P2"><text:span text:style-name="T13">Even so, t</text:span>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4">Results</text:p>
      <text:p text:style-name="P3"/>
      <text:p text:style-name="P34">Positional accuracy study: average positional error of roughly 2 meters, <text:span text:style-name="T24">as expected. This is compliant with previous OpenStreetMap quality studies.</text:span></text:p>
      <text:p text:style-name="P3"/>
      <text:p text:style-name="P3">For the primary overlap study, <text:span text:style-name="T23">the table shows </text:span>the number of roads, number of edges and total edge length that showed intersections with other features, by road category. For footpaths in particular, it was shown that 12.05% of all roads collide with some other feature after extrusion to the minimum width. The same was shown to be true for 0.11% of the road polyline edges and 0.09% of the total road length. <text:span text:style-name="T23">for the</text:span> remaining roads, edges and total edges length whose intersections with other features could not be resolved by geometrical translation of a distance smaller than the positional accuracy. For footpaths this was shown to hold for 0.51% of all roads, The number of road edges and percentage of the total road length that could not be corrected by geometric translation was <text:span text:style-name="T22">significantly small.</text:span></text:p>
      <text:p text:style-name="P3"/>
      <text:p text:style-name="P37"><text:soft-page-break/>The area cover of the OSM buildings was about 98% of that in the reference set, and about 80% of all the buildings were mapped 1:1. <text:span text:style-name="T27">For further calculations, the 1:0 matches were discarded and the 1:n matches were clustered together, and the minimum bounding suface taken as the new building.</text:span></text:p>
      <text:p text:style-name="P37"/>
      <text:p text:style-name="P38">The positional and simliarilty accuracies per building were plotted as frequency diagrams, and were fairly consistent to the findings of Fan et al. (Picture of Fans’ findings)</text:p>
      <text:p text:style-name="P3"/>
      <text:p text:style-name="P39">By manually looking through cases of road overlap, I categorized them into 5 classes, but I will only mention them here. In the report you can find a , as well as suggestions on algorithms to make corrections to each one that are within the positional accuracy of the map data.</text:p>
      <text:p text:style-name="P39">Case 1: A building lies in parallel with a road, and the distance between the two is smaller than the minimum width of the road.</text:p>
      <text:p text:style-name="P39">Case 2: A road shares a node with a building.</text:p>
      <text:p text:style-name="P39">Case 3: A road is intersecting with certain building features.</text:p>
      <text:p text:style-name="P39">Case 4: Two roads have a minimum distance that is smaller than the sum of the minimum widths of both roads.</text:p>
      <text:p text:style-name="P39">Case 5: Two roads share a node, and a subsequent node in one road lies within the minimum width of the other road.</text:p>
      <text:p text:style-name="P3"/>
      <text:p text:style-name="P5">Conclusions</text:p>
      <text:p text:style-name="P3"/>
      <text:p text:style-name="P24">Now we know the technical feasibility of <text:span text:style-name="T28">importing an OpenStreetMap data slice and rendering the road network and buildings without intersections. The final contribution of this project was a scientific study into the possibilities of road network modeling in the broader context of 3D city reproduction. What are the remaining practical challenges for accurate 3D city reproduction? What techniques can be used to complement the basic system of importing street and building data that is already in place, and create a rich and living virtual city?</text:span></text:p>
      <text:p text:style-name="P24"/>
      <text:p text:style-name="P24"/>
      <text:p text:style-name="P24"/>
      <text:p text:style-name="P24">As has already been established in the analysis of the footpath overlap study, primary conclusion of the footpath overlap study is that, in terms of feature overlap, footpaths were not significantly worse than other road categories. Thus it can very well be assumed that city modeling software could use the same routine for importing OSM car roads as well as OSM footpaths, with- out a drastic increase in feature overlap. If it is desired to obtain a map will significantly less overlap than what OSM can provide due to limitations on positional accuracy, the designer could build upon their existing procedure and add algorithms for overlap detection and correction. Such a procedure could</text:p>
      <text:p text:style-name="P24">for example utilize the method for overlap detection that was presented in section 3.3.2 of this report, as well as some of the methods for overlap correction that were suggested in section 4.2.3. Such a procedure would work for all types of roads, including footpaths, without any special treatment of footpath data in particular.</text:p>
      <text:p text:style-name="P24"/>
      <text:p text:style-name="P24">It was found in the feature overlap study that the individual cases of overlap could be classified into types, where all collisions of the same type could in theory be corrected by the same algoritm. Note however that since this study focused exclusively on the Stockholm area, and the feature collisions detected in Stockholm could be of types that are characteristic to Stockholm in particular. There could very well be additional types of collisions that are exclusive to cities with other unique city grid aestethics, which would not have been considered by this particular project.</text:p>
      <text:p text:style-name="P24"/>
      <text:p text:style-name="P40">Remaining challenges</text:p>
      <text:p text:style-name="P24"/>
      <text:p text:style-name="P24"><text:soft-page-break/>As has been mentioned in the introduction to this report, procedural generation of road networks is a basal requirement for quick and low-effort modeling virtual cities. Since the road network ties together the city, and forms the grid that divides the lots, quarters and neighborhoods, it make sense that one can only continue with the remaining challenges once there exists a robust procedure for extracting road geodata and generating the 3D representation of it without compromising the data integrity. The same is true for building modeling. As (Fan et al, 2014) notes, it turns out that the same methods that have been used in this project to obtain and qualify road network data can be applied to building footprint data from OSM. Only when there exists such a fundamental procedure for accurately importing building footprints without compromising the data integrity, one can proceed with the remaining challenges in building modeling.</text:p>
      <text:p text:style-name="P24"/>
      <text:p text:style-name="P24">Such challenges, which have not been mentioned, include for example inferring or guessing building height, since OSM does not provide data about building elevation. Occasionally buildings in OSM may be tagged, but the norm is that no elevation data is available. There are however very sophisticated methods from guessing the building height after looking at reference datasets. (Biljecki, Ledoux and Stoter, 2017) presented a method for inferring building height exclusively from the building footprint and surrounding footprints. Surprisingly, their model was shown to be accuracy within a meter on average. Another challenge is that of including terrain elevation when generating a city. Even if high resolution terrain elevation data is available from other sources, it is not provided by OSM, and will have to be obtained from a complementary data source. Method exist for how to make a city model conform to an underlying terrain, however. (Galin et al, 2010) presented such a geometrical model for placing a 3D road asset onto a non-flat terrain surface, in the context of procedurally generated roads.</text:p>
      <text:p text:style-name="P24"/>
      <text:p text:style-name="P24">Yet another challenge lies in producing highly detailed 3D models of buildings at a consistent rate. Recall the concept of Level of Detail, as presented by (Biljecki, Ledoux and Stoter, 2016 (1)) in section 2.3.5 of this report. It turns out that, with the current means of data acquisition from OSM being limited to building footprints, using OSM data a model can only produce LOB-B models at best. If a modeler wishes to acquire building assets at a LOD-C level, they would have to complete the data with other sources, or rely on procedural methods to populate crude city models with additional details and building features that give the models more aestethic depth, but do not</text:p>
      <text:p text:style-name="P24">necessarily reflect reality.</text:p>
      <text:p text:style-name="P24"/>
      <text:p text:style-name="P24"/>
      <text:p text:style-name="P24"><text:s/>Feasibility in the urban planning field</text:p>
      <text:p text:style-name="P24">For simple presentation in e.g. animation and video games or even urban planning software, such procedurally generated cities could very well be enough. As said however, the big problem is that these features will rarely match real life. Such models will be sufficient as long as one can be satisfied with looking at rough representations of buildings and does not require additional knowledge about minor features. However, many studies in urban development have been done before that required detailed knowledge about a city’s geometry, e.g. for the purposes of modeling heat development (Nakata-Osaki, Souza and Rodrigues, 2018) or reducing noise (Joon, Seo and Byung, 2011). By looking at such studies in urban development, one will discover that a lot of research in this field requires detailed morphological information that goes beyond simply knowing the geometry of the city. Urban architects often work with morphological structures where a single feature, such as a city neighborhood, can be examined from many different levels of perspective. A neighborhood can be analyzed from the level of its city blocks, individual lots, properties or building limits, building facades or even indoor spaces. Similarly a road network can be analyzed by looking at it either at its connectivity by viewing it a a simple 2D graph, but it might as well be seen as a hierarchical structure where primary roads branch off into sub-streets. The very unfortunate fact is that much of that morphological information is not present in the OSM dataset. Furthermore, take the fact that even a single road can be comprised of many different sections with <text:soft-page-break/>different purposes. A single inner-city street for example, often contains sidewalks and lanes reserved for taxis or public transit, all of a certain placement and dimension that determines what type of traffic it can serve. According to (Stojanovski, 2019), this type of representation is known as a multimodal structures, due to the possibility of incorporating multiple modes of transportation, but it may even describe subtilties like building facades and distances between curb line and building lot. OSM, while being an excellent source of city geometry, is simply not a sophisticated enough dataset to cater to all these possible areas of research. For media applications, such morphological and multimodal information could in theory be generated procedurally, by using shape grammars and some sort of way finding to create logical routes for different types of traffic. But for urban planners requiring an exact morphological representation of some specification, this complementary</text:p>
      <text:p text:style-name="P24">data will have to be obtained from another dataset.</text:p>
      <text:p text:style-name="P24"/>
      <text:p text:style-name="P24"/>
      <text:p text:style-name="P24"><text:s/>Final conclusions</text:p>
      <text:p text:style-name="P24">The final conclusion is that generating virtual cities purely from OpenStreetMap data is a perfectly feasible procedure in the media industry, with the inclusion of procedural methods such as shape grammars to generate necessary detail. This will be a cheap method that requires minimum effort in terms of source data collection, and the shape grammar method even allows for a great deal of scalability. The level of detail of individual models and the composition as a whole can be fitted to the scope of the project and the team size. However, in the area of urban design, urban planners often require complementary data to build morphological representations of the data that they are working with. OSM does generally not serve this type of data, so the feasibility of creating virtual cities that are of use to urban planners will not depend upon the accuracy of the OSM dataset, but rather on the availability of that complementary <text:span text:style-name="T29">data elsewhere.</text:span></text:p>
      <text:p text:style-name="P41">2500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unito" svg:font-family="Nunito, Twemoji, 'Apple Color Emoji', 'Segoe UI Emoji', Arial, Helvetica, sans-serif,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09T17:40:54.110605920</dc:date>
    <meta:editing-duration>PT6H33M58S</meta:editing-duration>
    <meta:editing-cycles>88</meta:editing-cycles>
    <meta:generator>LibreOffice/6.0.7.3$Linux_X86_64 LibreOffice_project/00m0$Build-3</meta:generator>
    <meta:document-statistic meta:table-count="0" meta:image-count="0" meta:object-count="0" meta:page-count="7" meta:paragraph-count="59" meta:word-count="3250" meta:character-count="19911" meta:non-whitespace-character-count="16713"/>
  </office:meta>
</office:document-meta>
</file>